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2.02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7811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  <style:text-properties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/>
    <style:style style:name="gr1" style:family="graphic">
      <style:graphic-properties draw:stroke="solid" svg:stroke-color="#000000" draw:marker-start="Nyílhegyek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3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fo:color="#000000" style:font-weight-asian="normal" style:font-weight-complex="normal" style:font-style-asian="normal" style:font-style-complex="normal" style:text-emphasize="none" style:font-relief="none" style:language-asian="zh" style:country-asian="CN" style:font-name="Liberation Serif" fo:font-size="10pt" style:font-name-asian="Liberation Serif" style:font-name-complex="Liberation Serif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3" table:default-cell-style-name="ce1"/>
        <table:table-column table:style-name="co10" table:default-cell-style-name="ce1"/>
        <table:table-column table:style-name="co2" table:number-columns-repeated="13" table:default-cell-style-name="ce1"/>
        <table:table-column table:style-name="co11" table:number-columns-repeated="33" table:default-cell-style-name="ce1"/>
        <table:table-row table:style-name="ro1">
          <table:table-cell table:number-columns-repeated="4"/>
          <table:table-cell table:style-name="ce2" table:number-columns-repeated="3"/>
          <table:table-cell table:style-name="ce12" office:value-type="string" calcext:value-type="string" table:number-columns-spanned="5" table:number-rows-spanned="1">
            <text:p>Töltőpont címe</text:p>
          </table:table-cell>
          <table:covered-table-cell table:number-columns-repeated="4"/>
          <table:table-cell table:style-name="ce12" office:value-type="string" calcext:value-type="string" table:number-columns-spanned="2" table:number-rows-spanned="1">
            <text:p>GPS koordináták</text:p>
          </table:table-cell>
          <table:covered-table-cell/>
          <table:table-cell table:style-name="ce8" office:value-type="string" calcext:value-type="string" table:number-columns-spanned="2" table:number-rows-spanned="1">
            <text:p>Töltőoszlop</text:p>
          </table:table-cell>
          <table:covered-table-cell/>
          <table:table-cell table:number-columns-repeated="46"/>
        </table:table-row>
        <table:table-row table:style-name="ro2">
          <table:table-cell table:style-name="ce4" office:value-type="string" calcext:value-type="string">
            <text:p>Teljesítmény (Type 2)</text:p>
          </table:table-cell>
          <table:table-cell table:style-name="ce4" office:value-type="string" calcext:value-type="string">
            <text:p>Darab (Type 2)</text:p>
          </table:table-cell>
          <table:table-cell table:style-name="ce4" office:value-type="string" calcext:value-type="string">
            <text:p><text:span text:style-name="T2">Teljesítmény (</text:span><text:span text:style-name="T3">CCS)</text:span></text:p>
          </table:table-cell>
          <table:table-cell table:style-name="ce4" office:value-type="string" calcext:value-type="string">
            <text:p>Darab (CCS)</text:p>
          </table:table-cell>
          <table:table-cell table:style-name="ce4" office:value-type="string" calcext:value-type="string">
            <text:p>Teljesítmény (CHAdeMO)</text:p>
          </table:table-cell>
          <table:table-cell table:style-name="ce4" office:value-type="string" calcext:value-type="string">
            <text:p>Darab (CHAdeMO)</text:p>
          </table:table-cell>
          <table:table-cell table:style-name="ce4" office:value-type="string" calcext:value-type="string">
            <text:p>Kapacitás</text:p>
          </table:table-cell>
          <table:table-cell table:style-name="ce3" office:value-type="string" calcext:value-type="string">
            <text:p>Irányító szám</text:p>
          </table:table-cell>
          <table:table-cell table:style-name="ce3" office:value-type="string" calcext:value-type="string">
            <text:p>Település</text:p>
          </table:table-cell>
          <table:table-cell table:style-name="ce3" office:value-type="string" calcext:value-type="string">
            <text:p>Cím</text:p>
          </table:table-cell>
          <table:table-cell table:style-name="ce3" office:value-type="string" calcext:value-type="string">
            <office:annotation draw:style-name="gr1" draw:text-style-name="P2" svg:width="1.1354in" svg:height="0.698in" svg:x="13.0898in" svg:y="0in" draw:caption-point-x="0.902in" draw:caption-point-y="0.1953in">
              <dc:date>2020-09-08T00:00:00</dc:date>
              <text:p text:style-name="P1"><text:span text:style-name="T1">Ha ennek van értelme külön</text:span></text:p>
            </office:annotation>
            <text:p>Házszám</text:p>
          </table:table-cell>
          <table:table-cell table:style-name="ce3" office:value-type="string" calcext:value-type="string">
            <office:annotation draw:style-name="gr1" draw:text-style-name="P2" svg:width="1.1354in" svg:height="1.0102in" svg:x="13.9752in" svg:y="0in" draw:caption-point-x="0.9957in" draw:caption-point-y="0.1953in">
              <dc:date>2020-09-08T00:00:00</dc:date>
              <text:p text:style-name="P1"><text:span text:style-name="T1">Azonosító amivel lehet az adott eszközre hivatkozni én ilyet láttam HUMOL0068</text:span></text:p>
            </office:annotation>
            <text:p>Azonosító</text:p>
          </table:table-cell>
          <table:table-cell table:style-name="ce4" office:value-type="string" calcext:value-type="string">
            <office:annotation draw:style-name="gr1" draw:text-style-name="P2" svg:width="1.1354in" svg:height="0.8543in" svg:x="14.8606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X</text:p>
          </table:table-cell>
          <table:table-cell table:style-name="ce4" office:value-type="string" calcext:value-type="string">
            <office:annotation draw:style-name="gr1" draw:text-style-name="P2" svg:width="1.1354in" svg:height="0.8543in" svg:x="15.7461in" svg:y="0in" draw:caption-point-x="0.9957in" draw:caption-point-y="0.1953in">
              <dc:date>2020-09-08T00:00:00</dc:date>
              <text:p text:style-name="P1"><text:span text:style-name="T1">A két koordináta külön, vagy valami egységesen elválasztva</text:span></text:p>
            </office:annotation>
            <text:p>Y</text:p>
          </table:table-cell>
          <table:table-cell table:style-name="ce4" office:value-type="string" calcext:value-type="string">
            <text:p>Gyártó</text:p>
          </table:table-cell>
          <table:table-cell table:style-name="ce4" office:value-type="string" calcext:value-type="string">
            <text:p>Típus</text:p>
          </table:table-cell>
          <table:table-cell table:number-columns-repeated="9"/>
          <table:table-cell table:style-name="ce5" office:value-type="string" calcext:value-type="string">
            <text:p> 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28" calcext:value-type="float">
            <text:p>9028</text:p>
          </table:table-cell>
          <table:table-cell office:value-type="string" calcext:value-type="string">
            <text:p>Győr</text:p>
          </table:table-cell>
          <table:table-cell office:value-type="string" calcext:value-type="string">
            <text:p>Tatai út</text:p>
          </table:table-cell>
          <table:table-cell table:number-columns-repeated="2"/>
          <table:table-cell office:value-type="float" office:value="47.674123" calcext:value-type="float">
            <text:p>47.674123</text:p>
          </table:table-cell>
          <table:table-cell office:value-type="float" office:value="17.676819" calcext:value-type="float">
            <text:p>17.67681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style-name="ce5"/>
          <table:table-cell table:style-name="ce9" table:number-columns-spanned="8" table:number-rows-spanned="1"/>
          <table:covered-table-cell table:number-columns-repeated="7"/>
          <table:table-cell table:number-columns-repeated="4" table:style-name="ce5" office:value-type="string" calcext:value-type="string">
            <text:p> 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Siófok,</text:p>
          </table:table-cell>
          <table:table-cell office:value-type="string" calcext:value-type="string">
            <text:p>Wesselényi u. 106.</text:p>
          </table:table-cell>
          <table:table-cell table:number-columns-repeated="2"/>
          <table:table-cell office:value-type="float" office:value="46.919136" calcext:value-type="float">
            <text:p>46.919136</text:p>
          </table:table-cell>
          <table:table-cell office:value-type="float" office:value="18.086923" calcext:value-type="float">
            <text:p>18.086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zékesfehérvár</text:p>
          </table:table-cell>
          <table:table-cell office:value-type="string" calcext:value-type="string">
            <text:p>Seregélyesi u. 66.</text:p>
          </table:table-cell>
          <table:table-cell table:number-columns-repeated="2"/>
          <table:table-cell office:value-type="float" office:value="47.189851" calcext:value-type="float">
            <text:p>47.189851</text:p>
          </table:table-cell>
          <table:table-cell office:value-type="float" office:value="18.44842" calcext:value-type="float">
            <text:p>18.4484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.</text:p>
          </table:table-cell>
          <table:table-cell table:number-columns-repeated="2"/>
          <table:table-cell office:value-type="float" office:value="47.24406" calcext:value-type="float">
            <text:p>47.24406</text:p>
          </table:table-cell>
          <table:table-cell office:value-type="float" office:value="18.637767" calcext:value-type="float">
            <text:p>18.63776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Velence</text:p>
          </table:table-cell>
          <table:table-cell office:value-type="string" calcext:value-type="string">
            <text:p>M7 II.</text:p>
          </table:table-cell>
          <table:table-cell table:number-columns-repeated="2"/>
          <table:table-cell office:value-type="float" office:value="47.241468" calcext:value-type="float">
            <text:p>47.241468</text:p>
          </table:table-cell>
          <table:table-cell office:value-type="float" office:value="18.632898" calcext:value-type="float">
            <text:p>18.6328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örökbálint</text:p>
          </table:table-cell>
          <table:table-cell office:value-type="string" calcext:value-type="string">
            <text:p>M0 Annahegyi pihenő</text:p>
          </table:table-cell>
          <table:table-cell table:number-columns-repeated="2"/>
          <table:table-cell office:value-type="float" office:value="47.419964" calcext:value-type="float">
            <text:p>47.419964</text:p>
          </table:table-cell>
          <table:table-cell office:value-type="float" office:value="18.921645" calcext:value-type="float">
            <text:p>18.92164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ongrádi sgt.</text:p>
          </table:table-cell>
          <table:table-cell table:number-columns-repeated="2"/>
          <table:table-cell office:value-type="float" office:value="46.27529" calcext:value-type="float">
            <text:p>46.27529</text:p>
          </table:table-cell>
          <table:table-cell office:value-type="float" office:value="20.1465" calcext:value-type="float">
            <text:p>20.146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óti út 130.</text:p>
          </table:table-cell>
          <table:table-cell table:number-columns-repeated="2"/>
          <table:table-cell office:value-type="float" office:value="47.571212" calcext:value-type="float">
            <text:p>47.571212</text:p>
          </table:table-cell>
          <table:table-cell office:value-type="float" office:value="19.111053" calcext:value-type="float">
            <text:p>19.11105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Érd</text:p>
          </table:table-cell>
          <table:table-cell office:value-type="string" calcext:value-type="string">
            <text:p>Ercsi út hrsz 26297/2</text:p>
          </table:table-cell>
          <table:table-cell table:number-columns-repeated="2"/>
          <table:table-cell office:value-type="float" office:value="47.362032" calcext:value-type="float">
            <text:p>47.362032</text:p>
          </table:table-cell>
          <table:table-cell office:value-type="float" office:value="18.909659" calcext:value-type="float">
            <text:p>18.90965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Tatabánya, </text:p>
          </table:table-cell>
          <table:table-cell office:value-type="string" calcext:value-type="string">
            <text:p>Győri út</text:p>
          </table:table-cell>
          <table:table-cell table:number-columns-repeated="2"/>
          <table:table-cell office:value-type="float" office:value="47.596465" calcext:value-type="float">
            <text:p>47.596465</text:p>
          </table:table-cell>
          <table:table-cell office:value-type="float" office:value="18.386906" calcext:value-type="float">
            <text:p>18.38690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METRO (Keleti út)</text:p>
          </table:table-cell>
          <table:table-cell table:number-columns-repeated="2"/>
          <table:table-cell office:value-type="float" office:value="47.460682" calcext:value-type="float">
            <text:p>47.460682</text:p>
          </table:table-cell>
          <table:table-cell office:value-type="float" office:value="18.893357" calcext:value-type="float">
            <text:p>18.89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Ócsai u. 22.</text:p>
          </table:table-cell>
          <table:table-cell table:number-columns-repeated="2"/>
          <table:table-cell office:value-type="float" office:value="47.379028" calcext:value-type="float">
            <text:p>47.379028</text:p>
          </table:table-cell>
          <table:table-cell office:value-type="float" office:value="19.130408" calcext:value-type="float">
            <text:p>19.13040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ósd</text:p>
          </table:table-cell>
          <table:table-cell office:value-type="string" calcext:value-type="string">
            <text:p>Tétényi u. 2.</text:p>
          </table:table-cell>
          <table:table-cell table:number-columns-repeated="2"/>
          <table:table-cell office:value-type="float" office:value="47.411129" calcext:value-type="float">
            <text:p>47.411129</text:p>
          </table:table-cell>
          <table:table-cell office:value-type="float" office:value="18.957694" calcext:value-type="float">
            <text:p>18.95769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ödöllő</text:p>
          </table:table-cell>
          <table:table-cell office:value-type="string" calcext:value-type="string">
            <text:p>Szabadság u. 12.</text:p>
          </table:table-cell>
          <table:table-cell table:number-columns-repeated="2"/>
          <table:table-cell office:value-type="float" office:value="47.599329" calcext:value-type="float">
            <text:p>47.599329</text:p>
          </table:table-cell>
          <table:table-cell office:value-type="float" office:value="19.35498" calcext:value-type="float">
            <text:p>19.35498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Fő út</text:p>
          </table:table-cell>
          <table:table-cell table:number-columns-repeated="2"/>
          <table:table-cell office:value-type="float" office:value="47.419449" calcext:value-type="float">
            <text:p>47.419449</text:p>
          </table:table-cell>
          <table:table-cell office:value-type="float" office:value="19.245923" calcext:value-type="float">
            <text:p>19.245923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1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Nagykanizsa</text:p>
          </table:table-cell>
          <table:table-cell office:value-type="string" calcext:value-type="string">
            <text:p>Garay u. 15.</text:p>
          </table:table-cell>
          <table:table-cell table:number-columns-repeated="2"/>
          <table:table-cell office:value-type="float" office:value="46.46706" calcext:value-type="float">
            <text:p>46.46706</text:p>
          </table:table-cell>
          <table:table-cell office:value-type="float" office:value="16.99475" calcext:value-type="float">
            <text:p>16.9947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Vásárosnamény</text:p>
          </table:table-cell>
          <table:table-cell office:value-type="string" calcext:value-type="string">
            <text:p>Nyíregyházi u. 1.</text:p>
          </table:table-cell>
          <table:table-cell table:number-columns-repeated="2"/>
          <table:table-cell office:value-type="float" office:value="48.1168" calcext:value-type="float">
            <text:p>48.1168</text:p>
          </table:table-cell>
          <table:table-cell office:value-type="float" office:value="22.31407" calcext:value-type="float">
            <text:p>22.314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Szigetszentmiklós</text:p>
          </table:table-cell>
          <table:table-cell office:value-type="string" calcext:value-type="string">
            <text:p>Petőfi Sándor u. 139</text:p>
          </table:table-cell>
          <table:table-cell table:number-columns-repeated="2"/>
          <table:table-cell office:value-type="float" office:value="47.3637868834" calcext:value-type="float">
            <text:p>47.3637868834</text:p>
          </table:table-cell>
          <table:table-cell office:value-type="float" office:value="19.0232543514" calcext:value-type="float">
            <text:p>19.0232543514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Köztársaság tér</text:p>
          </table:table-cell>
          <table:table-cell table:number-columns-repeated="2"/>
          <table:table-cell office:value-type="float" office:value="47.48999" calcext:value-type="float">
            <text:p>47.48999</text:p>
          </table:table-cell>
          <table:table-cell office:value-type="float" office:value="19.3357" calcext:value-type="float">
            <text:p>19.335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endrei út 255.</text:p>
          </table:table-cell>
          <table:table-cell table:number-columns-repeated="2"/>
          <table:table-cell office:value-type="float" office:value="47.581242" calcext:value-type="float">
            <text:p>47.581242</text:p>
          </table:table-cell>
          <table:table-cell office:value-type="float" office:value="19.048935" calcext:value-type="float">
            <text:p>19.048935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Keleti Márton u.</text:p>
          </table:table-cell>
          <table:table-cell table:number-columns-repeated="2"/>
          <table:table-cell office:value-type="float" office:value="47.616155" calcext:value-type="float">
            <text:p>47.616155</text:p>
          </table:table-cell>
          <table:table-cell office:value-type="float" office:value="19.170272" calcext:value-type="float">
            <text:p>19.17027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Vác</text:p>
          </table:table-cell>
          <table:table-cell office:value-type="string" calcext:value-type="string">
            <text:p>Balassagyarmati u. 1.</text:p>
          </table:table-cell>
          <table:table-cell table:number-columns-repeated="2"/>
          <table:table-cell office:value-type="float" office:value="47.79198" calcext:value-type="float">
            <text:p>47.79198</text:p>
          </table:table-cell>
          <table:table-cell office:value-type="float" office:value="19.116417" calcext:value-type="float">
            <text:p>19.11641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ecskemét</text:p>
          </table:table-cell>
          <table:table-cell office:value-type="string" calcext:value-type="string">
            <text:p>Izsáki út 12/a</text:p>
          </table:table-cell>
          <table:table-cell table:number-columns-repeated="2"/>
          <table:table-cell office:value-type="float" office:value="46.8951477375" calcext:value-type="float">
            <text:p>46.8951477375</text:p>
          </table:table-cell>
          <table:table-cell office:value-type="float" office:value="19.6653086499" calcext:value-type="float">
            <text:p>19.6653086499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Balatonakarattya</text:p>
          </table:table-cell>
          <table:table-cell office:value-type="string" calcext:value-type="string">
            <text:p>71. sz. főút</text:p>
          </table:table-cell>
          <table:table-cell table:number-columns-repeated="2"/>
          <table:table-cell office:value-type="float" office:value="47.01346" calcext:value-type="float">
            <text:p>47.01346</text:p>
          </table:table-cell>
          <table:table-cell office:value-type="float" office:value="18.16966" calcext:value-type="float">
            <text:p>18.16966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43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Győrújbarát</text:p>
          </table:table-cell>
          <table:table-cell office:value-type="string" calcext:value-type="string">
            <text:p>M1 Arrabona Észak</text:p>
          </table:table-cell>
          <table:table-cell table:number-columns-repeated="2"/>
          <table:table-cell office:value-type="float" office:value="47.633823" calcext:value-type="float">
            <text:p>47.633823</text:p>
          </table:table-cell>
          <table:table-cell office:value-type="float" office:value="17.665012" calcext:value-type="float">
            <text:p>17.665012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észáros utca 19.</text:p>
          </table:table-cell>
          <table:table-cell table:number-columns-repeated="2"/>
          <table:table-cell office:value-type="float" office:value="47.494546" calcext:value-type="float">
            <text:p>47.494546</text:p>
          </table:table-cell>
          <table:table-cell office:value-type="float" office:value="19.028408" calcext:value-type="float">
            <text:p>19.028408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Árpád fejedelem útja 103.</text:p>
          </table:table-cell>
          <table:table-cell table:number-columns-repeated="2"/>
          <table:table-cell office:value-type="float" office:value="47.536079" calcext:value-type="float">
            <text:p>47.536079</text:p>
          </table:table-cell>
          <table:table-cell office:value-type="float" office:value="19.046478" calcext:value-type="float">
            <text:p>19.046478</text:p>
          </table:table-cell>
          <table:table-cell office:value-type="string" calcext:value-type="string">
            <text:p>Circontrol </text:p>
          </table:table-cell>
          <table:table-cell office:value-type="string" calcext:value-type="string">
            <text:p>Raption 50 Trio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áci út 84-90.</text:p>
          </table:table-cell>
          <table:table-cell table:number-columns-repeated="2"/>
          <table:table-cell office:value-type="float" office:value="47.574947" calcext:value-type="float">
            <text:p>47.574947</text:p>
          </table:table-cell>
          <table:table-cell office:value-type="float" office:value="19.080747" calcext:value-type="float">
            <text:p>19.080747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3 CJ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erepesi út 5-7.</text:p>
          </table:table-cell>
          <table:table-cell table:number-columns-repeated="2"/>
          <table:table-cell office:value-type="float" office:value="47.499396" calcext:value-type="float">
            <text:p>47.499396</text:p>
          </table:table-cell>
          <table:table-cell office:value-type="float" office:value="19.087716" calcext:value-type="float">
            <text:p>19.087716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Golgota tér</text:p>
          </table:table-cell>
          <table:table-cell table:number-columns-repeated="2"/>
          <table:table-cell office:value-type="float" office:value="47.486005" calcext:value-type="float">
            <text:p>47.486005</text:p>
          </table:table-cell>
          <table:table-cell office:value-type="float" office:value="19.093478" calcext:value-type="float">
            <text:p>19.093478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Compact 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Könyves Kálmán krt. 23.</text:p>
          </table:table-cell>
          <table:table-cell table:number-columns-repeated="2"/>
          <table:table-cell office:value-type="float" office:value="47.485815" calcext:value-type="float">
            <text:p>47.485815</text:p>
          </table:table-cell>
          <table:table-cell office:value-type="float" office:value="19.107807" calcext:value-type="float">
            <text:p>19.107807</text:p>
          </table:table-cell>
          <table:table-cell office:value-type="string" calcext:value-type="string">
            <text:p>Efacec</text:p>
          </table:table-cell>
          <table:table-cell office:value-type="string" calcext:value-type="string">
            <text:p>QC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szőlős u. 47.</text:p>
          </table:table-cell>
          <table:table-cell table:number-columns-repeated="2"/>
          <table:table-cell office:value-type="float" office:value="47.474743" calcext:value-type="float">
            <text:p>47.474743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DBT</text:p>
          </table:table-cell>
          <table:table-cell office:value-type="string" calcext:value-type="string">
            <text:p>NG1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Hunyadi János út 2.</text:p>
          </table:table-cell>
          <table:table-cell table:number-columns-repeated="2"/>
          <table:table-cell office:value-type="float" office:value="47.448977" calcext:value-type="float">
            <text:p>47.448977</text:p>
          </table:table-cell>
          <table:table-cell office:value-type="float" office:value="19.04903" calcext:value-type="float">
            <text:p>19.04903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Istenhegyi út 55.</text:p>
          </table:table-cell>
          <table:table-cell table:number-columns-repeated="2"/>
          <table:table-cell office:value-type="float" office:value="47.5035" calcext:value-type="float">
            <text:p>47.5035</text:p>
          </table:table-cell>
          <table:table-cell office:value-type="float" office:value="19.003745" calcext:value-type="float">
            <text:p>19.003745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ci út 19.</text:p>
          </table:table-cell>
          <table:table-cell table:number-columns-repeated="2"/>
          <table:table-cell office:value-type="float" office:value="47.521655" calcext:value-type="float">
            <text:p>47.521655</text:p>
          </table:table-cell>
          <table:table-cell office:value-type="float" office:value="19.062389" calcext:value-type="float">
            <text:p>19.062389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Triberium FC5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22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k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udapest </text:p>
          </table:table-cell>
          <table:table-cell office:value-type="string" calcext:value-type="string">
            <text:p>Vágány utca 21.</text:p>
          </table:table-cell>
          <table:table-cell table:number-columns-repeated="2"/>
          <table:table-cell office:value-type="float" office:value="47.52264" calcext:value-type="float">
            <text:p>47.52264</text:p>
          </table:table-cell>
          <table:table-cell office:value-type="float" office:value="19.081255" calcext:value-type="float">
            <text:p>19.081255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Terra 54 CJG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22 kW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60" calcext:value-type="float">
            <text:p>2660</text:p>
          </table:table-cell>
          <table:table-cell table:style-name="Default" office:value-type="string" calcext:value-type="string">
            <text:p>Balassagyarmat</text:p>
          </table:table-cell>
          <table:table-cell table:style-name="Default" office:value-type="string" calcext:value-type="string">
            <text:p>Óváros tér</text:p>
          </table:table-cell>
          <table:table-cell table:style-name="Default" table:number-columns-repeated="2"/>
          <table:table-cell table:style-name="Default" office:value-type="float" office:value="48.079358" calcext:value-type="float">
            <text:p>48.079358</text:p>
          </table:table-cell>
          <table:table-cell table:style-name="Default" office:value-type="float" office:value="19.291131" calcext:value-type="float">
            <text:p>19.291131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Default" office:value-type="string" calcext:value-type="string">
            <text:p>22 kW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Aradi vértanúk tere 1.</text:p>
          </table:table-cell>
          <table:table-cell table:style-name="Default" table:number-columns-repeated="2"/>
          <table:table-cell table:style-name="Default" office:value-type="float" office:value="47.794838" calcext:value-type="float">
            <text:p>47.794838</text:p>
          </table:table-cell>
          <table:table-cell table:style-name="Default" office:value-type="float" office:value="18.741079" calcext:value-type="float">
            <text:p>18.741079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Default" office:value-type="string" calcext:value-type="string">
            <text:p>22 kW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string" calcext:value-type="string">
            <text:p>Esztergom</text:p>
          </table:table-cell>
          <table:table-cell table:style-name="Default" office:value-type="string" calcext:value-type="string">
            <text:p>Márta Panzió</text:p>
          </table:table-cell>
          <table:table-cell table:style-name="Default" table:number-columns-repeated="2"/>
          <table:table-cell table:style-name="Default" office:value-type="float" office:value="47.802021" calcext:value-type="float">
            <text:p>47.802021</text:p>
          </table:table-cell>
          <table:table-cell table:style-name="ce10" office:value-type="float" office:value="18.751788" calcext:value-type="float">
            <text:p>18.751788</text:p>
          </table:table-cell>
          <table:table-cell table:style-name="Default" office:value-type="string" calcext:value-type="string">
            <text:p>DSR</text:p>
          </table:table-cell>
          <table:table-cell table:style-name="Default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868" calcext:value-type="float">
            <text:p>8868</text:p>
          </table:table-cell>
          <table:table-cell table:style-name="ce10" office:value-type="string" calcext:value-type="string">
            <text:p>Letenye</text:p>
          </table:table-cell>
          <table:table-cell table:style-name="ce10" office:value-type="string" calcext:value-type="string">
            <text:p>Bajcsy-Zsilinszky u. 38.</text:p>
          </table:table-cell>
          <table:table-cell table:style-name="ce10" table:number-columns-repeated="2"/>
          <table:table-cell table:style-name="ce10" office:value-type="float" office:value="46.436171" calcext:value-type="float">
            <text:p>46.436171</text:p>
          </table:table-cell>
          <table:table-cell table:style-name="ce10" office:value-type="float" office:value="16.736784" calcext:value-type="float">
            <text:p>16.736784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kimenő</text:p>
          </table:table-cell>
          <table:table-cell table:style-name="ce10" table:number-columns-repeated="2"/>
          <table:table-cell table:style-name="ce10" office:value-type="float" office:value="46.777144" calcext:value-type="float">
            <text:p>46.777144</text:p>
          </table:table-cell>
          <table:table-cell table:style-name="ce10" office:value-type="float" office:value="17.720493" calcext:value-type="float">
            <text:p>17.72049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638" calcext:value-type="float">
            <text:p>8638</text:p>
          </table:table-cell>
          <table:table-cell table:style-name="ce10" office:value-type="string" calcext:value-type="string">
            <text:p>Balatonlelle</text:p>
          </table:table-cell>
          <table:table-cell table:style-name="ce10" office:value-type="string" calcext:value-type="string">
            <text:p>M7 II. bejövő</text:p>
          </table:table-cell>
          <table:table-cell table:style-name="ce10" table:number-columns-repeated="2"/>
          <table:table-cell table:style-name="ce10" office:value-type="float" office:value="46.775498" calcext:value-type="float">
            <text:p>46.775498</text:p>
          </table:table-cell>
          <table:table-cell table:style-name="ce10" office:value-type="float" office:value="17.720802436171" calcext:value-type="float">
            <text:p>17.72080243617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8621" calcext:value-type="float">
            <text:p>8621</text:p>
          </table:table-cell>
          <table:table-cell table:style-name="Default" office:value-type="string" calcext:value-type="string">
            <text:p>Zamárdi</text:p>
          </table:table-cell>
          <table:table-cell table:style-name="Default" office:value-type="string" calcext:value-type="string">
            <text:p>Endrédi u. 36.</text:p>
          </table:table-cell>
          <table:table-cell table:style-name="Default" table:number-columns-repeated="2"/>
          <table:table-cell table:style-name="Default" office:value-type="float" office:value="46.881304" calcext:value-type="float">
            <text:p>46.881304</text:p>
          </table:table-cell>
          <table:table-cell table:style-name="Default" office:value-type="float" office:value="17.953051" calcext:value-type="float">
            <text:p>17.953051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025" calcext:value-type="float">
            <text:p>4025</text:p>
          </table:table-cell>
          <table:table-cell table:style-name="Default" office:value-type="string" calcext:value-type="string">
            <text:p>Debrecen</text:p>
          </table:table-cell>
          <table:table-cell table:style-name="Default" office:value-type="string" calcext:value-type="string">
            <text:p>Nyugati u. 6. </text:p>
          </table:table-cell>
          <table:table-cell table:style-name="Default" table:number-columns-repeated="2"/>
          <table:table-cell table:style-name="ce10" office:value-type="float" office:value="47.528282" calcext:value-type="float">
            <text:p>47.528282</text:p>
          </table:table-cell>
          <table:table-cell table:style-name="Default" office:value-type="float" office:value="21.613813" calcext:value-type="float">
            <text:p>21.61381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4600" calcext:value-type="float">
            <text:p>4600</text:p>
          </table:table-cell>
          <table:table-cell table:style-name="Default" office:value-type="string" calcext:value-type="string">
            <text:p>Kisvárda</text:p>
          </table:table-cell>
          <table:table-cell table:style-name="Default" office:value-type="string" calcext:value-type="string">
            <text:p>Szent László u. 7. </text:p>
          </table:table-cell>
          <table:table-cell table:style-name="Default" table:number-columns-repeated="2"/>
          <table:table-cell table:style-name="Default" office:value-type="float" office:value="48.225695" calcext:value-type="float">
            <text:p>48.225695</text:p>
          </table:table-cell>
          <table:table-cell table:style-name="Default" office:value-type="float" office:value="22.078436" calcext:value-type="float">
            <text:p>22.078436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22 kW</text:p>
          </table:table-cell>
          <table:table-cell table:style-name="ce10" office:value-type="float" office:value="2" calcext:value-type="float">
            <text:p>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4600" calcext:value-type="float">
            <text:p>4600</text:p>
          </table:table-cell>
          <table:table-cell table:style-name="ce10" office:value-type="string" calcext:value-type="string">
            <text:p>Kisvárda</text:p>
          </table:table-cell>
          <table:table-cell table:style-name="Default" office:value-type="string" calcext:value-type="string">
            <text:p>Városmajor u.</text:p>
          </table:table-cell>
          <table:table-cell table:style-name="Default" table:number-columns-repeated="2"/>
          <table:table-cell table:style-name="Default" office:value-type="float" office:value="48.230465" calcext:value-type="float">
            <text:p>48.230465</text:p>
          </table:table-cell>
          <table:table-cell table:style-name="Default" office:value-type="float" office:value="22.068651" calcext:value-type="float">
            <text:p>22.068651</text:p>
          </table:table-cell>
          <table:table-cell table:style-name="ce10" office:value-type="string" calcext:value-type="string">
            <text:p>DSR</text:p>
          </table:table-cell>
          <table:table-cell table:style-name="ce10" office:value-type="string" calcext:value-type="string">
            <text:p>SC-701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50 kW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string" calcext:value-type="string">
            <text:p>1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Default" office:value-type="float" office:value="9201" calcext:value-type="float">
            <text:p>9201</text:p>
          </table:table-cell>
          <table:table-cell table:style-name="Default" office:value-type="string" calcext:value-type="string">
            <text:p>Mosonmagyaróvár </text:p>
          </table:table-cell>
          <table:table-cell table:style-name="Default" office:value-type="string" calcext:value-type="string">
            <text:p>M1 - M15. autópálya I.</text:p>
          </table:table-cell>
          <table:table-cell table:style-name="Default" table:number-columns-repeated="2"/>
          <table:table-cell table:style-name="Default" office:value-type="float" office:value="47.87128" calcext:value-type="float">
            <text:p>47.87128</text:p>
          </table:table-cell>
          <table:table-cell table:style-name="Default" office:value-type="float" office:value="17.217563" calcext:value-type="float">
            <text:p>17.217563</text:p>
          </table:table-cell>
          <table:table-cell table:style-name="Default" office:value-type="string" calcext:value-type="string">
            <text:p>Efacec</text:p>
          </table:table-cell>
          <table:table-cell table:style-name="Default" office:value-type="string" calcext:value-type="string">
            <text:p>HV17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.</text:p>
          </table:table-cell>
          <table:table-cell table:style-name="ce10" table:number-columns-repeated="2"/>
          <table:table-cell table:style-name="ce10" office:value-type="float" office:value="47.87128" calcext:value-type="float">
            <text:p>47.87128</text:p>
          </table:table-cell>
          <table:table-cell table:style-name="ce10" office:value-type="float" office:value="17.217563" calcext:value-type="float">
            <text:p>17.217563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>
          <table:table-cell table:style-name="ce10" office:value-type="string" calcext:value-type="string">
            <text:p>43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 k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201" calcext:value-type="float">
            <text:p>9201</text:p>
          </table:table-cell>
          <table:table-cell table:style-name="ce10" office:value-type="string" calcext:value-type="string">
            <text:p>Mosonmagyaróvár </text:p>
          </table:table-cell>
          <table:table-cell table:style-name="ce10" office:value-type="string" calcext:value-type="string">
            <text:p>M1 - M15. autópálya II.</text:p>
          </table:table-cell>
          <table:table-cell table:style-name="Default" table:number-columns-repeated="2"/>
          <table:table-cell table:style-name="Default" office:value-type="float" office:value="47.871474" calcext:value-type="float">
            <text:p>47.871474</text:p>
          </table:table-cell>
          <table:table-cell table:style-name="Default" office:value-type="float" office:value="17.214242" calcext:value-type="float">
            <text:p>17.214242</text:p>
          </table:table-cell>
          <table:table-cell table:style-name="ce10" office:value-type="string" calcext:value-type="string">
            <text:p>Efacec</text:p>
          </table:table-cell>
          <table:table-cell table:style-name="ce10" office:value-type="string" calcext:value-type="string">
            <text:p>QC45</text:p>
          </table:table-cell>
          <table:table-cell table:style-name="Default" table:number-columns-repeated="2"/>
          <table:table-cell table:number-columns-repeated="44"/>
        </table:table-row>
        <table:table-row table:style-name="ro1" table:number-rows-repeated="104852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0:41:16.724622622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1.2$Linux_X86_64 LibreOffice_project/00$Build-2</meta:generator>
    <meta:creation-date>2020-07-22T16:41:20Z</meta:creation-date>
    <dc:date>2020-10-12T10:45:37.707728663</dc:date>
    <meta:editing-cycles>7</meta:editing-cycles>
    <meta:editing-duration>PT31M6S</meta:editing-duration>
    <meta:document-statistic meta:table-count="1" meta:cell-count="688" meta:object-count="0"/>
  </office:meta>
</office:document-meta>
</file>